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333333" draw:fill-color="#cccccc" draw:textarea-vertical-align="middle" draw:auto-grow-height="false" fo:min-height="13.213cm" fo:min-width="13.724cm"/>
    </style:style>
    <style:style style:name="gr2" style:family="graphic" style:parent-style-name="standard">
      <style:graphic-properties svg:stroke-color="#000000" draw:fill-color="#666666" draw:textarea-horizontal-align="justify" draw:textarea-vertical-align="middle" draw:auto-grow-height="false" fo:min-height="1.274cm" fo:min-width="4.326cm"/>
    </style:style>
    <style:style style:name="gr3" style:family="graphic" style:parent-style-name="standard">
      <style:graphic-properties svg:stroke-color="#000000" draw:fill-color="#ff3333" draw:textarea-horizontal-align="justify" draw:textarea-vertical-align="middle" draw:auto-grow-height="false" fo:min-height="1.782cm" fo:min-width="4.326cm"/>
    </style:style>
    <style:style style:name="gr4" style:family="graphic" style:parent-style-name="standard">
      <style:graphic-properties svg:stroke-color="#000000" draw:fill-color="#666666" draw:textarea-horizontal-align="justify" draw:textarea-vertical-align="middle" draw:auto-grow-height="false" fo:min-height="2.036cm" fo:min-width="4.326cm"/>
    </style:style>
    <style:style style:name="gr5" style:family="graphic" style:parent-style-name="standard">
      <style:graphic-properties svg:stroke-color="#000000" draw:fill-color="#666666" draw:textarea-horizontal-align="justify" draw:textarea-vertical-align="middle" draw:auto-grow-height="false" fo:min-height="1.02cm" fo:min-width="4.326cm"/>
    </style:style>
    <style:style style:name="gr6" style:family="graphic" style:parent-style-name="standard">
      <style:graphic-properties svg:stroke-color="#000000" draw:fill-color="#666666" draw:textarea-horizontal-align="justify" draw:textarea-vertical-align="middle" draw:auto-grow-height="false" fo:min-height="1.782cm" fo:min-width="4.326cm"/>
    </style:style>
    <style:style style:name="gr7" style:family="graphic" style:parent-style-name="standard">
      <style:graphic-properties svg:stroke-color="#000000" draw:fill-color="#ff0000" draw:textarea-horizontal-align="justify" draw:textarea-vertical-align="middle" draw:auto-grow-height="false" fo:min-height="1.782cm" fo:min-width="4.326cm"/>
    </style:style>
    <style:style style:name="gr8" style:family="graphic" style:parent-style-name="standard">
      <style:graphic-properties svg:stroke-color="#ffffff" draw:fill-color="#ffffff" draw:textarea-horizontal-align="justify" draw:textarea-vertical-align="middle" draw:auto-grow-height="false" fo:min-height="1.945cm" fo:min-width="4.56cm"/>
    </style:style>
    <style:style style:name="gr9" style:family="graphic" style:parent-style-name="standard">
      <style:graphic-properties svg:stroke-color="#000000" draw:fill-color="#cccccc" draw:textarea-vertical-align="middle" draw:auto-grow-height="false" fo:min-height="5.339cm" fo:min-width="5.343cm"/>
    </style:style>
    <style:style style:name="gr10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loext:graphic-properties draw:fill-color="#cccccc"/>
      <style:paragraph-properties fo:text-align="center"/>
    </style:style>
    <style:style style:name="P2" style:family="paragraph">
      <style:paragraph-properties fo:text-align="center"/>
      <style:text-properties fo:color="#ffffff" style:font-name="Carlito" fo:font-size="14pt"/>
    </style:style>
    <style:style style:name="P3" style:family="paragraph">
      <loext:graphic-properties draw:fill-color="#666666"/>
      <style:paragraph-properties fo:text-align="center"/>
      <style:text-properties fo:color="#ffffff" style:font-name="Carlito" fo:font-size="14pt"/>
    </style:style>
    <style:style style:name="P4" style:family="paragraph">
      <loext:graphic-properties draw:fill-color="#ff3333"/>
      <style:paragraph-properties fo:text-align="center"/>
      <style:text-properties fo:color="#ffffff" style:font-name="Carlito" fo:font-size="14pt"/>
    </style:style>
    <style:style style:name="P5" style:family="paragraph">
      <style:paragraph-properties fo:text-align="center"/>
      <style:text-properties fo:color="#ffffff" style:font-name="Carlito" fo:font-size="14pt" style:font-size-asian="14pt" style:font-size-complex="14pt"/>
    </style:style>
    <style:style style:name="P6" style:family="paragraph">
      <loext:graphic-properties draw:fill-color="#666666"/>
      <style:paragraph-properties fo:text-align="center"/>
      <style:text-properties fo:color="#ffffff" style:font-name="Carlito" fo:font-size="14pt" style:font-size-asian="14pt" style:font-size-complex="14pt"/>
    </style:style>
    <style:style style:name="P7" style:family="paragraph">
      <loext:graphic-properties draw:fill-color="#ff0000"/>
      <style:paragraph-properties fo:text-align="center"/>
      <style:text-properties fo:color="#ffffff" style:font-name="Carlito" fo:font-size="14pt" style:font-size-asian="14pt" style:font-size-complex="14pt"/>
    </style:style>
    <style:style style:name="P8" style:family="paragraph">
      <loext:graphic-properties draw:fill-color="#ffffff"/>
      <style:paragraph-properties fo:text-align="center"/>
    </style:style>
    <style:style style:name="P9" style:family="paragraph">
      <loext:graphic-properties draw:fill-color="#ffffff"/>
    </style:style>
    <style:style style:name="T1" style:family="text">
      <style:text-properties fo:color="#ffffff" style:font-name="Carlito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14.224cm" svg:height="13.462cm" draw:transform="rotate (-0.239459173373622) translate (7.133cm 3.077cm)">
          <text:p/>
          <draw:enhanced-geometry svg:viewBox="0 0 21600 21600" draw:text-areas="0 0 21600 21600" draw:type="circular-arrow" draw:modifiers="22.5439207643931 2.15889212996672 9906.16959318092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2" draw:text-style-name="P3" draw:layer="layout" svg:width="4.826cm" svg:height="1.524cm" svg:x="10.668cm" svg:y="4.064cm">
          <text:p text:style-name="P2">Idle state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4.826cm" svg:height="2.032cm" svg:x="17.272cm" svg:y="10.16cm">
          <text:p text:style-name="P2"><text:span text:style-name="T1">Perform IK </text:span></text:p>
          <text:p text:style-name="P2"><text:span text:style-name="T1">to follow planned </text:span></text:p>
          <text:p text:style-name="P2"><text:span text:style-name="T1">trajectory <text:s text:c="2"/>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4.826cm" svg:height="2.286cm" svg:x="16.256cm" svg:y="6.604cm">
          <text:p text:style-name="P5"><text:span text:style-name="T2">Generate path </text:span></text:p>
          <text:p text:style-name="P5"><text:span text:style-name="T2">trajectory to </text:span><text:span text:style-name="T2">target</text:span></text:p>
          <text:p text:style-name="P5"><text:span text:style-name="T2">(with finite </text:span><text:span text:style-name="T2">steps)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4.826cm" svg:height="1.27cm" svg:x="14.986cm" svg:y="15.748cm">
          <text:p text:style-name="P5"><text:span text:style-name="T2">Reach target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4.826cm" svg:height="2.032cm" svg:x="9.144cm" svg:y="16.764cm">
          <text:p text:style-name="P5"><text:span text:style-name="T2">Gripper grasps target</text:span></text:p>
          <text:p text:style-name="P5"><text:span text:style-name="T2">Close gripper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4.826cm" svg:height="2.032cm" svg:x="4.572cm" svg:y="14.224cm">
          <text:p text:style-name="P5"><text:span text:style-name="T2">Generate path </text:span></text:p>
          <text:p text:style-name="P5"><text:span text:style-name="T2">trajectory to bin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4.826cm" svg:height="2.032cm" svg:x="3.048cm" svg:y="10.414cm">
          <text:p text:style-name="P5"><text:span text:style-name="T2">Perform IK </text:span></text:p>
          <text:p text:style-name="P5"><text:span text:style-name="T2">to follow planned </text:span></text:p>
          <text:p text:style-name="P5"><text:span text:style-name="T2">trajectory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4.826cm" svg:height="2.032cm" svg:x="3.81cm" svg:y="6.858cm">
          <text:p text:style-name="P5"><text:span text:style-name="T2">Drop off target in bin</text:span>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5.06cm" svg:height="2.195cm" draw:transform="rotate (-0.253596340314777) translate (16.438cm 12.446cm)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5.842cm" svg:height="5.588cm" draw:transform="rotate (-0.234048652692439) translate (14.383cm 9.044cm)">
          <text:p/>
          <draw:enhanced-geometry svg:viewBox="0 0 21600 21600" draw:text-areas="0 0 21600 21600" draw:type="circular-arrow" draw:modifiers="0.91057825827314 0.957199112800296 7792.91308748884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presentation:notes draw:style-name="dp2">
          <draw:page-thumbnail draw:style-name="gr10" draw:layer="layout" svg:width="13.968cm" svg:height="10.476cm" svg:x="3.81cm" svg:y="2.123cm" draw:page-number="1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14T07:37:17.990153817</meta:creation-date>
    <dc:date>2017-09-14T07:59:15.557953751</dc:date>
    <meta:editing-duration>PT57S</meta:editing-duration>
    <meta:editing-cycles>1</meta:editing-cycles>
    <meta:document-statistic meta:object-count="34"/>
    <meta:generator>LibreOffice/5.1.6.2$Linux_X86_64 LibreOffice_project/10m0$Build-2</meta:generator>
  </office:meta>
</office:document-meta>
</file>